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officeooo:rsid="000d6641" officeooo:paragraph-rsid="000d6641"/>
    </style:style>
    <style:style style:name="T1" style:family="text">
      <style:text-properties officeooo:rsid="000d6641"/>
    </style:style>
    <style:style style:name="T2" style:family="text">
      <style:text-properties officeooo:rsid="000e29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atxt"/>i.</text:p>
      <text:p text:style-name="Text_20_body"/>
      <text:p text:style-name="P1">Diese Woche haben wir <text:span text:style-name="T1">Deterministische und Nicht-Deterministische PDAs und Kontextfreie Sprachen </text:span>bearbeitet, dabei haben wir uns haupsächlich mit <text:span text:style-name="T1">PDAs, deren Abbildung und der Bedeutung und Anwendung von Kontextfrei beschäftigt</text:span>.</text:p>
      <text:p text:style-name="Text_20_body"/>
      <text:p text:style-name="P2"/>
      <text:p text:style-name="P1">ii.</text:p>
      <text:p text:style-name="Text_20_body"/>
      <text:p text:style-name="P3">Es wurde viel Wert auf das Zeichnen von PDAs und deren Definition gegeben ein besonders interessanter Teil war für mich die Aufgabe A2.4, da deren Lösung für mich erst recht komplex wirkte bis ich auf den Gedanken kam sie in 2 Teilsprachen aufzuteilen und diese dann in einer Grammatik zu kombinieren.</text:p>
      <text:p text:style-name="Text_20_body"/>
      <text:p text:style-name="P2"/>
      <text:p text:style-name="P1">iii.</text:p>
      <text:p text:style-name="Text_20_body"/>
      <text:p text:style-name="P3">Der schwierigste Teil für mich war das zeichnen der PDAs, weil die Arbeit mit dem Stack erst sehr overwhelming wirkte, aber nach einigem rumprobieren wie das ganze funktioniert und mehreren ansätzen das zu versuchen zu modellieren von Hand habe ich es dann doch eigentlich ganz gut hinbekommen.</text:p>
      <text:p text:style-name="Text_20_body"/>
      <text:p text:style-name="P2"/>
      <text:p text:style-name="P1">iv.</text:p>
      <text:p text:style-name="Text_20_body"/>
      <text:p text:style-name="P3">PDAs zeichnen und aus einem Tupel zu generieren klappt für mich jetzt ziemlich gut und sicher aus eigener Einschätzung. Auch die Kontextfreie Grammatik ist für mich greifbarer geworden, durch den Gedanken das man 2 Grammatiken auch kombinieren kann um diese dann weiter zu bearbeiten und das zu Modellieren was man dann brauch. <text:span text:style-name="T2">Mein selbstgesetztes Lern-/Arbeitsziel von letzter Woche mehr von Hand zu erarbeiten, hat diese Woche super funktioniert und mir sowohl Zeit gespart als auch mir geholfen die erarbeiteten Aufgaben greifbarer zu machen und mehr rumzuspielen, zu experiementieren und so auch mehr zu lernen.</text:span></text:p>
      <text:p text:style-name="Text_20_body"/>
      <text:p text:style-name="P2"/>
      <text:p text:style-name="P1">v.</text:p>
      <text:p text:style-name="Text_20_body"/>
      <text:p text:style-name="P1">Die aufgaben wurden alleine bearbeitet.</text:p>
      <text:p text:style-name="Text_20_body"/>
      <text:p text:style-name="P2"/>
      <text:p text:style-name="P1">vi.</text:p>
      <text:p text:style-name="Text_20_body"/>
      <text:p text:style-name="P1">https://github.com/Phailguy/Compilerbau-praktika</text:p>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8T20:27:43.924433200</meta:creation-date>
    <dc:date>2025-10-28T20:42:08.553709400</dc:date>
    <meta:editing-duration>PT2M23S</meta:editing-duration>
    <meta:editing-cycles>1</meta:editing-cycles>
    <meta:document-statistic meta:table-count="0" meta:image-count="0" meta:object-count="0" meta:page-count="2" meta:paragraph-count="12" meta:word-count="233" meta:character-count="1543" meta:non-whitespace-character-count="1322"/>
    <meta:generator>LibreOffice/25.2.5.2$Windows_X86_64 LibreOffice_project/03d19516eb2e1dd5d4ccd751a0d6f35f35e08022</meta:generator>
  </office:meta>
</office:document-meta>
</file>